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fa62b" officeooo:paragraph-rsid="000fa62b" style:font-weight-asian="bold" style:font-weight-complex="bold"/>
    </style:style>
    <style:style style:name="P3" style:family="paragraph" style:parent-style-name="Standard">
      <style:text-properties officeooo:paragraph-rsid="00114780"/>
    </style:style>
    <style:style style:name="P4" style:family="paragraph" style:parent-style-name="Standard">
      <style:paragraph-properties fo:text-align="center" style:justify-single-word="false"/>
      <style:text-properties fo:font-size="16pt" fo:font-weight="bold" officeooo:rsid="00114780" officeooo:paragraph-rsid="00114780" style:font-size-asian="16pt" style:font-weight-asian="bold" style:font-size-complex="16pt" style:font-weight-complex="bold"/>
    </style:style>
    <style:style style:name="P5" style:family="paragraph" style:parent-style-name="Standard">
      <style:text-properties fo:font-style="italic" style:font-style-asian="italic" style:font-style-complex="italic"/>
    </style:style>
    <style:style style:name="T1" style:family="text">
      <style:text-properties officeooo:rsid="000fa496"/>
    </style:style>
    <style:style style:name="T2" style:family="text">
      <style:text-properties officeooo:rsid="000fa6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earch methods of fetching data from client ERP</text:p>
      <text:p text:style-name="P4"/>
      <text:p text:style-name="P3"/>
      <text:p text:style-name="P3"><text:tab/>Fetching data from a client ERP (Enterprise Resource Planning) system involves several best practices and techniques to ensure efficiency, reliability, and performance. The optimal number of requests depends on various factors, including system capabilities, data volume, network conditions, and specific business requirements. Below are some best practices and techniques:</text:p>
      <text:p text:style-name="Standard"/>
      <text:p text:style-name="P1">Best Practices for Fetching Data from an ERP System</text:p>
      <text:p text:style-name="Standard"/>
      <text:p text:style-name="Standard">1. Understand the ERP System:</text:p>
      <text:p text:style-name="Standard"><text:s text:c="3"/>- Documentation: Thoroughly review the ERP system's API documentation to understand the available endpoints, data formats, and rate limits.</text:p>
      <text:p text:style-name="Standard"><text:s text:c="3"/>- Schema: Familiarize yourself with the data schema to know the relationships and dependencies between different data entities.</text:p>
      <text:p text:style-name="Standard"/>
      <text:p text:style-name="Standard">2. Use API Pagination <text:span text:style-name="T1">or filtering</text:span>:</text:p>
      <text:p text:style-name="Standard"><text:s text:c="3"/>- Implement pagination <text:span text:style-name="T1">or filtering </text:span>to handle large datasets efficiently. <text:span text:style-name="T1">In our case filter will be provided for partial updates.</text:span></text:p>
      <text:p text:style-name="Standard"/>
      <text:p text:style-name="Standard">3. Rate Limiting and Throttling:</text:p>
      <text:p text:style-name="Standard"><text:s text:c="3"/>- Respect the API rate limits to avoid being blocked by the ERP system. Implement throttling to control the frequency of requests.</text:p>
      <text:p text:style-name="Standard"/>
      <text:p text:style-name="Standard">4. Incremental Data Fetching:</text:p>
      <text:p text:style-name="Standard"><text:s text:c="3"/>- Use timestamps or versioning to fetch only the data that has changed since the last fetch. This reduces the amount of data transferred and improves performance.</text:p>
      <text:p text:style-name="Standard"/>
      <text:p text:style-name="Standard">5. Batch Processing:</text:p>
      <text:p text:style-name="Standard"><text:s text:c="3"/>- Group multiple requests into batches where possible. Some ERP systems allow batch processing to minimize the number of API calls.</text:p>
      <text:p text:style-name="Standard"/>
      <text:p text:style-name="Standard">6. Error Handling and Retries:</text:p>
      <text:p text:style-name="Standard"><text:s text:c="3"/>- Implement robust error handling and retry mechanisms for transient errors. Use exponential backoff strategies for retries to manage load.</text:p>
      <text:p text:style-name="Standard"/>
      <text:p text:style-name="Standard">7. Data Caching:</text:p>
      <text:p text:style-name="Standard"><text:s text:c="3"/>- Cache frequently accessed data to reduce the number of requests to the ERP system and improve response times.</text:p>
      <text:p text:style-name="Standard"/>
      <text:p text:style-name="Standard">8. Secure Data Transmission:</text:p>
      <text:p text:style-name="Standard"><text:s text:c="3"/>- Use HTTPS for secure data transmission. Ensure that API keys, tokens, and credentials are stored securely and rotated regularly.</text:p>
      <text:p text:style-name="Standard"/>
      <text:p text:style-name="Standard">9. Logging and Monitoring:</text:p>
      <text:p text:style-name="Standard"><text:s text:c="3"/>- Implement logging and monitoring to track the performance and success/failure of data fetching operations. This helps in identifying and resolving issues promptly.</text:p>
      <text:p text:style-name="Standard"/>
      <text:p text:style-name="Standard">10. Data Transformation and Validation:</text:p>
      <text:p text:style-name="Standard">- Transform and validate data upon retrieval to ensure it meets the requirements of your application or system.</text:p>
      <text:p text:style-name="Standard"/>
      <text:p text:style-name="Standard"><text:soft-page-break/></text:p>
      <text:p text:style-name="Standard"/>
      <text:p text:style-name="Standard"/>
      <text:p text:style-name="P1">Techniques for Optimal Number of Requests</text:p>
      <text:p text:style-name="Standard"/>
      <text:p text:style-name="Standard">1. Bulk Data Endpoints:</text:p>
      <text:p text:style-name="Standard"><text:s text:c="3"/>- Utilize bulk data endpoints if available. These endpoints allow fetching large amounts of data in a single request, reducing the number of API calls.</text:p>
      <text:p text:style-name="Standard"/>
      <text:p text:style-name="Standard">2. Concurrency and Parallelism:</text:p>
      <text:p text:style-name="Standard"><text:s text:c="3"/>- Implement concurrent or parallel data fetching if the ERP system and your infrastructure support it. This can significantly reduce the total time required for data retrieval.</text:p>
      <text:p text:style-name="Standard"/>
      <text:p text:style-name="Standard">3. Asynchronous Processing:</text:p>
      <text:p text:style-name="Standard"><text:s text:c="3"/>- Use asynchronous requests to avoid blocking operations. This is particularly useful when dealing with large datasets or long-running requests.</text:p>
      <text:p text:style-name="Standard"/>
      <text:p text:style-name="Standard">4. Efficient Querying:</text:p>
      <text:p text:style-name="Standard"><text:s text:c="3"/>- Construct efficient queries to minimize the amount of data retrieved. Use filters, projections, and other query optimizations to fetch only the necessary data.</text:p>
      <text:p text:style-name="Standard"/>
      <text:p text:style-name="Standard">5. Staggered Requests:</text:p>
      <text:p text:style-name="Standard"><text:s text:c="3"/>- Stagger requests over time to avoid overwhelming the ERP system and to comply with rate limits. This can be done using scheduled tasks or background jobs.</text:p>
      <text:p text:style-name="Standard"/>
      <text:p text:style-name="P1">6. Delta Queries:</text:p>
      <text:p text:style-name="P1"><text:s text:c="3"/>- Implement delta queries to fetch only the changes since the last request. This is particularly effective for systems with high data change rates.</text:p>
      <text:p text:style-name="Standard"/>
      <text:p text:style-name="P5">Example Workflow:</text:p>
      <text:p text:style-name="Standard"/>
      <text:p text:style-name="Standard">1. Initial Data Load:</text:p>
      <text:p text:style-name="Standard"><text:s text:c="3"/>- Perform a full data load in small, paginated chunks to populate your local database.</text:p>
      <text:p text:style-name="Standard"/>
      <text:p text:style-name="Standard">2. Incremental Updates:</text:p>
      <text:p text:style-name="Standard"><text:s text:c="3"/>- Set up scheduled tasks to perform incremental updates using delta queries or timestamps to fetch only changed records.</text:p>
      <text:p text:style-name="Standard"/>
      <text:p text:style-name="Standard">3. Error Handling:</text:p>
      <text:p text:style-name="Standard"><text:s text:c="3"/>- Implement retry logic with exponential backoff for transient errors and log any failures for further investigation.</text:p>
      <text:p text:style-name="Standard"/>
      <text:p text:style-name="Standard">4. Monitoring and Alerts:</text:p>
      <text:p text:style-name="Standard">- Continuously monitor the data fetching process and set up alerts for anomalies such as increased error rates or unexpected delays.</text:p>
      <text:p text:style-name="Standard"/>
      <text:p text:style-name="Standard"/>
      <text:p text:style-name="Standard"/>
      <text:p text:style-name="Standard"/>
      <text:p text:style-name="Standard"/>
      <text:p text:style-name="Standard"/>
      <text:p text:style-name="Standard"/>
      <text:p text:style-name="P2"><text:soft-page-break/>Other way for fetching data:</text:p>
      <text:p text:style-name="Standard"/>
      <text:p text:style-name="Standard">1. Direct Database Access</text:p>
      <text:p text:style-name="Standard">- SQL Queries: Directly querying the ERP system's database using SQL to retrieve the required data.</text:p>
      <text:p text:style-name="Standard">- Database Views: Creating and accessing database views to simplify and standardize data extraction.</text:p>
      <text:p text:style-name="Standard"/>
      <text:p text:style-name="Standard"><text:span text:style-name="T2">2</text:span>. Data Export Tools</text:p>
      <text:p text:style-name="Standard">- Built-in Export Features: Using the ERP system’s built-in features to export data in various formats such as CSV, Excel, or XML.</text:p>
      <text:p text:style-name="Standard">- Custom Export Scripts: Writing scripts or programs that leverage the ERP’s export functionalities to automate data extraction.</text:p>
      <text:p text:style-name="Standard"/>
      <text:p text:style-name="Standard"><text:span text:style-name="T2">3</text:span>. ETL (Extract, Transform, Load) Processes</text:p>
      <text:p text:style-name="Standard">- ETL Tools: Utilizing ETL tools like Talend, Informatica, or Apache NiFi to extract data from the ERP, transform it as needed, and load it into another system or database.</text:p>
      <text:p text:style-name="Standard">- Custom ETL Pipelines: Developing custom ETL processes using programming languages like Python, Java, or SQL.</text:p>
      <text:p text:style-name="Standard"/>
      <text:p text:style-name="Standard">5. Reporting and BI Tools</text:p>
      <text:p text:style-name="Standard">- Built-in Reporting Tools: Using the ERP’s built-in reporting tools to generate and export reports.</text:p>
      <text:p text:style-name="Standard">- External BI Tools: Connecting external Business Intelligence (BI) tools like Tableau, Power BI, or QlikView to the ERP system for data extraction and visualization.</text:p>
      <text:p text:style-name="Standard"/>
      <text:p text:style-name="Standard">6. Middleware and Integration Platforms</text:p>
      <text:p text:style-name="Standard">- iPaaS (Integration Platform as a Service): Utilizing cloud-based integration platforms such as MuleSoft, Dell Boomi, or Microsoft Azure Logic Apps to connect and fetch data from the ERP system.</text:p>
      <text:p text:style-name="Standard">- ESB (Enterprise Service Bus): Using ESBs like Apache Camel or IBM WebSphere to facilitate data integration and extraction from ERP systems.</text:p>
      <text:p text:style-name="Standard"/>
      <text:p text:style-name="Standard">7. Custom Development</text:p>
      <text:p text:style-name="Standard">- Custom Applications: Developing custom applications or scripts that interact with the ERP’s APIs or database to fetch data.</text:p>
      <text:p text:style-name="Standard">- Scheduled Jobs: Setting up scheduled jobs or cron jobs to automate data extraction at regular intervals.</text:p>
      <text:p text:style-name="Standard"/>
      <text:p text:style-name="Standard">8. Event-Driven Data Extraction</text:p>
      <text:p text:style-name="Standard">- Webhooks: Using webhooks provided by the ERP system to trigger data extraction based on certain events.</text:p>
      <text:p text:style-name="Standard">- Message Queues: Leveraging message queuing systems like RabbitMQ or Apache Kafka to handle real-time data extraction triggered by events within the ERP system.</text:p>
      <text:p text:style-name="Standard"/>
      <text:p text:style-name="Standard">Best Practices:</text:p>
      <text:p text:style-name="Standard">- Security: Ensure that all data extraction methods adhere to the security policies and best practices, including encryption, authentication, and authorization.</text:p>
      <text:p text:style-name="Standard">- Performance: Optimize queries and data extraction processes to minimize the impact on the ERP system’s performance.</text:p>
      <text:p text:style-name="Standard">- Data Integrity: Implement checks and validation mechanisms to ensure the accuracy and completeness of the extracted data.</text:p>
      <text:p text:style-name="Standard"><text:soft-page-break/>- Documentation: Maintain thorough documentation of all data extraction processes, including configurations, queries, and any custom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21:28:27.587467031</meta:creation-date>
    <dc:date>2024-06-29T21:55:14.217398521</dc:date>
    <meta:editing-duration>PT6M26S</meta:editing-duration>
    <meta:editing-cycles>1</meta:editing-cycles>
    <meta:document-statistic meta:table-count="0" meta:image-count="0" meta:object-count="0" meta:page-count="4" meta:paragraph-count="73" meta:word-count="994" meta:character-count="6590" meta:non-whitespace-character-count="5611"/>
    <meta:generator>LibreOffice/7.3.7.2$Linux_X86_64 LibreOffice_project/30$Build-2</meta:generator>
  </office:meta>
</office:document-meta>
</file>